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9000000092BD4501FDD91C2B8.png" manifest:media-type="image/png"/>
  <manifest:file-entry manifest:full-path="Pictures/10000201000000090000000914FE7A4C31878339.png" manifest:media-type="image/png"/>
  <manifest:file-entry manifest:full-path="Pictures/100002010000000900000009291481225EADF040.png" manifest:media-type="image/png"/>
  <manifest:file-entry manifest:full-path="Pictures/1000020100000009000000095AC8400DB11A8304.png" manifest:media-type="image/png"/>
  <manifest:file-entry manifest:full-path="Pictures/100002010000000900000009970A745D117A3CE3.png" manifest:media-type="image/png"/>
  <manifest:file-entry manifest:full-path="Pictures/10000201000000090000000909C567A7799A56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5cm" svg:height="15.75cm" svg:x="6.094cm" svg:y="0cm">
          <draw:image xlink:href="Pictures/10000201000000090000000909C567A7799A56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75cm" svg:height="15.75cm" svg:x="6.856cm" svg:y="0cm">
          <draw:image xlink:href="Pictures/100002010000000900000009970A745D117A3C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748cm" svg:height="15.748cm" svg:x="5.842cm" svg:y="0cm">
          <draw:image xlink:href="Pictures/100002010000000900000009291481225EADF0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794cm" svg:height="15.794cm" svg:x="6.304cm" svg:y="0cm">
          <draw:image xlink:href="Pictures/10000201000000090000000914FE7A4C3187833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5.794cm" svg:height="15.794cm" svg:x="5.796cm" svg:y="0cm">
          <draw:image xlink:href="Pictures/1000020100000009000000095AC8400DB11A830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5.794cm" svg:height="15.794cm" svg:x="5.796cm" svg:y="0cm">
          <draw:image xlink:href="Pictures/1000020100000009000000092BD4501FDD91C2B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21:49:19.076744385</meta:creation-date>
    <dc:date>2023-01-07T21:52:31.671977925</dc:date>
    <meta:editing-duration>PT3M15S</meta:editing-duration>
    <meta:editing-cycles>1</meta:editing-cycles>
    <meta:document-statistic meta:object-count="39"/>
    <meta:generator>LibreOffice/6.4.7.2$Linux_X86_64 LibreOffice_project/40$Build-2</meta:generator>
  </office:meta>
</office:document-meta>
</file>